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="solid" draw:fill-color="#66ffff" draw:textarea-horizontal-align="justify" draw:textarea-vertical-align="middle" draw:auto-grow-height="false" fo:min-height="1.094cm" fo:min-width="3.956cm"/>
    </style:style>
    <style:style style:name="gr2" style:family="graphic" style:parent-style-name="standard">
      <style:graphic-properties svg:stroke-color="#0000cc" draw:fill="solid" draw:fill-color="#ff9999" draw:textarea-horizontal-align="justify" draw:textarea-vertical-align="middle" draw:auto-grow-height="false" fo:min-height="0.55cm" fo:min-width="4.9cm"/>
    </style:style>
    <style:style style:name="gr3" style:family="graphic" style:parent-style-name="standard">
      <style:graphic-properties svg:stroke-color="#0000cc" draw:fill="solid" draw:fill-color="#ff9999" draw:textarea-horizontal-align="justify" draw:textarea-vertical-align="middle" draw:auto-grow-height="false" fo:min-height="0.55cm" fo:min-width="5.5cm"/>
    </style:style>
    <style:style style:name="gr4" style:family="graphic" style:parent-style-name="standard">
      <style:graphic-properties svg:stroke-color="#0000cc" draw:fill="solid" draw:fill-color="#ff9999" draw:textarea-horizontal-align="justify" draw:textarea-vertical-align="middle" draw:auto-grow-height="false" fo:min-height="0.55cm" fo:min-width="1.45cm"/>
    </style:style>
    <style:style style:name="gr5" style:family="graphic" style:parent-style-name="standard">
      <style:graphic-properties svg:stroke-color="#0000cc" draw:fill="solid" draw:fill-color="#ff9999" draw:textarea-horizontal-align="justify" draw:textarea-vertical-align="middle" draw:auto-grow-height="false" fo:min-height="0.45cm" fo:min-width="6.1cm"/>
    </style:style>
    <style:style style:name="gr6" style:family="graphic" style:parent-style-name="standard">
      <style:graphic-properties svg:stroke-color="#0000cc" draw:fill="solid" draw:fill-color="#ff9999" draw:textarea-horizontal-align="justify" draw:textarea-vertical-align="middle" draw:auto-grow-height="false" fo:min-height="0.45cm" fo:min-width="5.9cm"/>
    </style:style>
    <style:style style:name="gr7" style:family="graphic" style:parent-style-name="standard">
      <style:graphic-properties svg:stroke-color="#0000cc" draw:fill="solid" draw:fill-color="#ff9999" draw:textarea-horizontal-align="justify" draw:textarea-vertical-align="middle" draw:auto-grow-height="false" fo:min-height="0.75cm" fo:min-width="3cm"/>
    </style:style>
    <style:style style:name="gr8" style:family="graphic" style:parent-style-name="standard">
      <style:graphic-properties svg:stroke-color="#0000cc" draw:fill="solid" draw:fill-color="#ff9999" draw:textarea-horizontal-align="justify" draw:textarea-vertical-align="middle" draw:auto-grow-height="false" fo:min-height="0.55cm" fo:min-width="6.2cm"/>
    </style:style>
    <style:style style:name="gr9" style:family="graphic" style:parent-style-name="objectwithoutfill">
      <style:graphic-properties svg:stroke-color="#0000cc" draw:marker-end="Arrow" draw:marker-end-width="0.3cm" draw:fill="solid" draw:fill-color="#ff9999" draw:textarea-vertical-align="middle"/>
    </style:style>
    <style:style style:name="gr10" style:family="graphic" style:parent-style-name="standard">
      <style:graphic-properties svg:stroke-color="#0000cc" draw:fill="solid" draw:fill-color="#ff9999" draw:textarea-horizontal-align="justify" draw:textarea-vertical-align="middle" draw:auto-grow-height="false" fo:min-height="0.7cm" fo:min-width="1.85cm"/>
    </style:style>
    <style:style style:name="gr11" style:family="graphic" style:parent-style-name="standard">
      <style:graphic-properties svg:stroke-color="#0000cc" draw:fill="solid" draw:fill-color="#ff9999" draw:textarea-horizontal-align="justify" draw:textarea-vertical-align="middle" draw:auto-grow-height="false" fo:min-height="0.55cm" fo:min-width="5.29cm"/>
    </style:style>
    <style:style style:name="gr12" style:family="graphic" style:parent-style-name="standard">
      <style:graphic-properties svg:stroke-color="#0000cc" draw:fill="solid" draw:fill-color="#66ffff" draw:textarea-horizontal-align="justify" draw:textarea-vertical-align="middle" draw:auto-grow-height="false" fo:min-height="0.74cm" fo:min-width="1.34cm"/>
    </style:style>
    <style:style style:name="gr13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color="#0000cc" draw:fill="solid" draw:fill-color="#ff9999" draw:textarea-horizontal-align="justify" draw:textarea-vertical-align="middle" draw:auto-grow-height="false" fo:min-height="0.55cm" fo:min-width="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/>
      <style:paragraph-properties fo:text-align="center"/>
      <style:text-properties fo:font-size="12pt"/>
    </style:style>
    <style:style style:name="P3" style:family="paragraph">
      <loext:graphic-properties draw:fill="solid" draw:fill-color="#ff9999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6.3cm" svg:height="1.9cm" svg:x="2cm" svg:y="1.7cm">
          <text:p text:style-name="P1"><text:span text:style-name="T1">CFD_POISEUL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4cm" svg:height="0.8cm" svg:x="4.7cm" svg:y="4.7cm">
          <text:p text:style-name="P1"><text:span text:style-name="T1">CONDICION_INI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6cm" svg:height="0.8cm" svg:x="6cm" svg:y="6.4cm">
          <text:p text:style-name="P1"><text:span text:style-name="T1">CONDICION_CONTOR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3.9cm" svg:height="1.6cm" svg:x="9.5cm" svg:y="8.2cm">
          <text:p text:style-name="P1"><text:span text:style-name="T1">i = 1 , 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5" draw:id="id5" draw:layer="layout" svg:width="6.6cm" svg:height="0.7cm" svg:x="8.1cm" svg:y="10.9cm">
          <text:p text:style-name="P1"><text:span text:style-name="T1">PREDICCION_VELOCID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6" draw:id="id6" draw:layer="layout" svg:width="6.4cm" svg:height="0.7cm" svg:x="8.3cm" svg:y="12.7cm">
          <text:p text:style-name="P1"><text:span text:style-name="T1">CORRECCION_PRE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7" draw:id="id7" draw:layer="layout" svg:width="7cm" svg:height="2cm" svg:x="8cm" svg:y="14.3cm">
          <text:p text:style-name="P1"><text:span text:style-name="T1">Resto &lt; criterio1, ó</text:span></text:p>
          <text:p text:style-name="P1"><text:span text:style-name="T1">N iter &gt; criterio 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xml:id="id8" draw:id="id8" draw:layer="layout" svg:width="6.7cm" svg:height="0.8cm" svg:x="8.2cm" svg:y="17.3cm">
          <text:p text:style-name="P1"><text:span text:style-name="T1">CORRECCION_VELOCID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curve" svg:x1="5.15cm" svg:y1="3.6cm" svg:x2="7.4cm" svg:y2="4.7cm" draw:start-shape="id1" draw:start-glue-point="8" draw:end-shape="id2" svg:d="M5150 3600c0 826 2250 277 2250 1100" svg:viewBox="0 0 2251 1101">
          <text:p/>
        </draw:connector>
        <draw:connector draw:style-name="gr9" draw:text-style-name="P3" draw:layer="layout" draw:type="curve" svg:x1="7.4cm" svg:y1="5.5cm" svg:x2="9cm" svg:y2="6.4cm" draw:start-shape="id2" draw:start-glue-point="2" draw:end-shape="id3" draw:end-glue-point="0" svg:d="M7400 5500c0 675 1600 225 1600 900" svg:viewBox="0 0 1601 901">
          <text:p/>
        </draw:connector>
        <draw:connector draw:style-name="gr9" draw:text-style-name="P3" draw:layer="layout" draw:type="curve" svg:x1="9cm" svg:y1="7.2cm" svg:x2="11.45cm" svg:y2="8.2cm" draw:start-shape="id3" draw:start-glue-point="2" draw:end-shape="id4" draw:end-glue-point="4" svg:d="M9000 7200c0 750 2450 250 2450 1000" svg:viewBox="0 0 2451 1001">
          <text:p/>
        </draw:connector>
        <draw:connector draw:style-name="gr9" draw:text-style-name="P3" draw:layer="layout" draw:type="curve" svg:x1="11.45cm" svg:y1="9.8cm" svg:x2="11.4cm" svg:y2="10.9cm" draw:start-shape="id4" draw:start-glue-point="6" draw:end-shape="id5" draw:end-glue-point="0" svg:d="M11450 9800c0 826-50 277-50 1100" svg:viewBox="0 0 51 1101">
          <text:p/>
        </draw:connector>
        <draw:connector draw:style-name="gr9" draw:text-style-name="P3" draw:layer="layout" draw:type="curve" svg:x1="11.4cm" svg:y1="11.6cm" svg:x2="11.5cm" svg:y2="12.7cm" draw:start-shape="id5" draw:end-shape="id6" draw:end-glue-point="0" svg:d="M11400 11600c0 825 100 275 100 1100" svg:viewBox="0 0 101 1101">
          <text:p/>
        </draw:connector>
        <draw:connector draw:style-name="gr9" draw:text-style-name="P3" draw:layer="layout" draw:type="curve" svg:x1="11.5cm" svg:y1="13.4cm" svg:x2="11.5cm" svg:y2="14.3cm" draw:start-shape="id6" draw:start-glue-point="2" draw:end-shape="id7" draw:end-glue-point="4" svg:d="M11500 13400v900" svg:viewBox="0 0 1 901">
          <text:p/>
        </draw:connector>
        <draw:connector draw:style-name="gr9" draw:text-style-name="P3" draw:layer="layout" draw:type="curve" draw:line-skew="-0.824cm" svg:x1="8cm" svg:y1="15.3cm" svg:x2="8.1cm" svg:y2="11.25cm" draw:start-shape="id7" draw:start-glue-point="5" draw:end-shape="id5" draw:end-glue-point="3" svg:d="M8000 15300c-1987 0-2037-4050 100-4050" svg:viewBox="0 0 1598 4051">
          <text:p/>
        </draw:connector>
        <draw:connector draw:style-name="gr9" draw:text-style-name="P3" draw:layer="layout" draw:type="curve" svg:x1="11.5cm" svg:y1="16.3cm" svg:x2="11.55cm" svg:y2="17.3cm" draw:start-shape="id7" draw:start-glue-point="6" draw:end-shape="id8" draw:end-glue-point="0" svg:d="M11500 16300c0 751 50 252 50 1000" svg:viewBox="0 0 51 1001">
          <text:p/>
        </draw:connector>
        <draw:custom-shape draw:style-name="gr10" draw:text-style-name="P3" xml:id="id9" draw:id="id9" draw:layer="layout" svg:width="4.7cm" svg:height="1.9cm" svg:x="9.2cm" svg:y="19.3cm">
          <text:p text:style-name="P1"><text:span text:style-name="T1"><text:s/></text:span><text:span text:style-name="T1">dv &lt; criterio</text:span><text:span text:style-name="T1"><text:line-break/></text:span><text:span text:style-name="T1">estabilida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curve" svg:x1="11.55cm" svg:y1="18.1cm" svg:x2="11.55cm" svg:y2="19.3cm" draw:start-shape="id8" draw:start-glue-point="2" draw:end-shape="id9" svg:d="M11550 18100v1200" svg:viewBox="0 0 1 1201">
          <text:p/>
        </draw:connector>
        <draw:connector draw:style-name="gr9" draw:text-style-name="P3" draw:layer="layout" draw:type="curve" svg:x1="9.2cm" svg:y1="20.25cm" svg:x2="4.75cm" svg:y2="17cm" draw:start-shape="id9" draw:start-glue-point="5" draw:end-shape="id10" draw:end-glue-point="2" svg:d="M9200 20250c-2967 0-4450-1083-4450-3250" svg:viewBox="0 0 4451 3251">
          <text:p/>
        </draw:connector>
        <draw:custom-shape draw:style-name="gr11" draw:text-style-name="P3" xml:id="id11" draw:id="id11" draw:layer="layout" svg:width="5.79cm" svg:height="0.8cm" svg:x="8.7cm" svg:y="22.2cm">
          <text:p text:style-name="P1"><text:span text:style-name="T1">EXPORTAR_DA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2" draw:id="id12" draw:layer="layout" svg:width="2.6cm" svg:height="1.4cm" svg:x="10.3cm" svg:y="24.2cm">
          <text:p text:style-name="P1"><text:span text:style-name="T1">Fi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curve" svg:x1="11.55cm" svg:y1="21.2cm" svg:x2="11.595cm" svg:y2="22.2cm" draw:start-shape="id9" draw:start-glue-point="6" draw:end-shape="id11" draw:end-glue-point="0" svg:d="M11550 21200c0 751 45 252 45 1000" svg:viewBox="0 0 46 1001">
          <text:p/>
        </draw:connector>
        <draw:connector draw:style-name="gr13" draw:text-style-name="P4" draw:layer="layout" draw:type="curve" draw:line-skew="1.243cm" svg:x1="13.4cm" svg:y1="9cm" svg:x2="14.49cm" svg:y2="22.6cm" draw:start-shape="id4" draw:start-glue-point="7" draw:end-shape="id11" draw:end-glue-point="1" svg:d="M13400 9000c4251 0 3706 13600 1090 13600" svg:viewBox="0 0 3125 13601">
          <text:p/>
        </draw:connector>
        <draw:connector draw:style-name="gr13" draw:text-style-name="P4" draw:layer="layout" draw:type="curve" svg:x1="11.595cm" svg:y1="23cm" svg:x2="11.6cm" svg:y2="24.2cm" draw:start-shape="id11" draw:start-glue-point="2" draw:end-shape="id12" draw:end-glue-point="4" svg:d="M11595 23000c0 900 5 300 5 1200" svg:viewBox="0 0 6 1201">
          <text:p/>
        </draw:connector>
        <draw:frame draw:style-name="gr14" draw:text-style-name="P5" draw:layer="layout" svg:width="2.4cm" svg:height="0.725cm" svg:x="13.2cm" svg:y="8.175cm">
          <draw:text-box>
            <text:p><text:span text:style-name="T2">Fin loop</text:span></text:p>
          </draw:text-box>
        </draw:frame>
        <draw:frame draw:style-name="gr14" draw:text-style-name="P5" draw:layer="layout" svg:width="2.7cm" svg:height="0.725cm" svg:x="6.2cm" svg:y="15.3cm">
          <draw:text-box>
            <text:p><text:span text:style-name="T2">No cumple</text:span></text:p>
          </draw:text-box>
        </draw:frame>
        <draw:frame draw:style-name="gr14" draw:text-style-name="P5" draw:layer="layout" svg:width="2.7cm" svg:height="0.725cm" svg:x="11.5cm" svg:y="16.2cm">
          <draw:text-box>
            <text:p><text:span text:style-name="T2">Cumple</text:span></text:p>
          </draw:text-box>
        </draw:frame>
        <draw:frame draw:style-name="gr14" draw:text-style-name="P5" draw:layer="layout" svg:width="2.7cm" svg:height="0.725cm" svg:x="6.7cm" svg:y="20.3cm">
          <draw:text-box>
            <text:p><text:span text:style-name="T2">No cumple</text:span></text:p>
          </draw:text-box>
        </draw:frame>
        <draw:frame draw:style-name="gr14" draw:text-style-name="P5" draw:layer="layout" svg:width="2.7cm" svg:height="0.725cm" svg:x="11.6cm" svg:y="21.1cm">
          <draw:text-box>
            <text:p><text:span text:style-name="T2">Cumple</text:span></text:p>
          </draw:text-box>
        </draw:frame>
        <draw:custom-shape draw:style-name="gr15" draw:text-style-name="P3" xml:id="id10" draw:id="id10" draw:layer="layout" svg:width="5.5cm" svg:height="0.8cm" svg:x="2cm" svg:y="16.2cm">
          <text:p text:style-name="P1"><text:span text:style-name="T1">CONDICION_CONTOR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curve" svg:x1="4.75cm" svg:y1="16.2cm" svg:x2="9.5cm" svg:y2="9cm" draw:start-shape="id10" draw:start-glue-point="0" draw:end-shape="id4" draw:end-glue-point="5" svg:d="M4750 16200c0-4800 1583-7200 4750-7200" svg:viewBox="0 0 4751 7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8:29:44.320671771</meta:creation-date>
    <meta:generator>LibreOffice/5.1.6.2$Linux_X86_64 LibreOffice_project/10m0$Build-2</meta:generator>
    <dc:date>2018-01-15T01:56:20.255496725</dc:date>
    <meta:editing-duration>PT25M45S</meta:editing-duration>
    <meta:editing-cycles>4</meta:editing-cycles>
    <meta:document-statistic meta:object-count="31"/>
  </office:meta>
</office:document-meta>
</file>